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7.12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445cm" svg:x="2.58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9.8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89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.29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.29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52cm" svg:height="0.962cm" svg:x="2.07cm" svg:y="2.287cm">
          <draw:text-box>
            <text:p>A</text:p>
          </draw:text-box>
        </draw:frame>
        <draw:frame draw:style-name="gr3" draw:text-style-name="P3" draw:layer="layout" svg:width="0.952cm" svg:height="0.962cm" svg:x="9.77cm" svg:y="2.287cm">
          <draw:text-box>
            <text:p>B</text:p>
          </draw:text-box>
        </draw:frame>
        <draw:frame draw:style-name="gr3" draw:text-style-name="P3" draw:layer="layout" svg:width="0.952cm" svg:height="0.962cm" svg:x="9.77cm" svg:y="8.187cm">
          <draw:text-box>
            <text:p>C</text:p>
          </draw:text-box>
        </draw:frame>
        <draw:frame draw:style-name="gr3" draw:text-style-name="P3" draw:layer="layout" svg:width="0.952cm" svg:height="0.962cm" svg:x="2.07cm" svg:y="8.187cm">
          <draw:text-box>
            <text:p>D</text:p>
          </draw:text-box>
        </draw:frame>
        <draw:frame draw:style-name="gr3" draw:text-style-name="P3" draw:layer="layout" svg:width="0.952cm" svg:height="0.962cm" svg:x="5.97cm" svg:y="2.687cm">
          <draw:text-box>
            <text:p>1</text:p>
          </draw:text-box>
        </draw:frame>
        <draw:frame draw:style-name="gr3" draw:text-style-name="P3" draw:layer="layout" svg:width="0.952cm" svg:height="0.962cm" svg:x="10.07cm" svg:y="5.087cm">
          <draw:text-box>
            <text:p>2</text:p>
          </draw:text-box>
        </draw:frame>
        <draw:frame draw:style-name="gr3" draw:text-style-name="P3" draw:layer="layout" svg:width="0.952cm" svg:height="0.962cm" svg:x="6.07cm" svg:y="7.887cm">
          <draw:text-box>
            <text:p>3</text:p>
          </draw:text-box>
        </draw:frame>
        <draw:frame draw:style-name="gr3" draw:text-style-name="P3" draw:layer="layout" svg:width="0.952cm" svg:height="0.962cm" svg:x="1.87cm" svg:y="4.987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0T17:46:52.843264225</meta:creation-date>
    <dc:date>2023-02-10T17:49:54.714622039</dc:date>
    <meta:editing-duration>PT3M2S</meta:editing-duration>
    <meta:editing-cycles>1</meta:editing-cycles>
    <meta:document-statistic meta:object-count="13"/>
    <meta:generator>LibreOffice/7.0.4.2$Linux_X86_64 LibreOffice_project/00$Build-2</meta:generator>
  </office:meta>
</office:document-meta>
</file>